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1">
            <text:p>UBA-26171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98.0">
            <text:p>1398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0">
            <text:p>UBA-26170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20.0">
            <text:p>1220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7">
            <text:p>SUERC-39447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78.0">
            <text:p>1378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7">
            <text:p>-0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5">
            <text:p>SUERC-39445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762.0">
            <text:p>176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9">
            <text:p>UBA-2616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78.0">
            <text:p>1278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4">
            <text:p>SUERC-39444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437.0">
            <text:p>1437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1">
            <text:p>-1.2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8">
            <text:p>UBA-2616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48.0">
            <text:p>748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4">
            <text:p>UBA-2617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370.0">
            <text:p>2370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">
            <text:p>-1.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51909">
            <text:p>Beta-35190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30.0">
            <text:p>7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3">
            <text:p>SUERC-39443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996.0">
            <text:p>99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5">
            <text:p>UBA-26175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9.0">
            <text:p>292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1">
            <text:p>-2.3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8">
            <text:p>SUERC-3944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53.0">
            <text:p>1953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6">
            <text:p>UBA-26176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1.0">
            <text:p>2921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2">
            <text:p>SUERC-3945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689.0">
            <text:p>689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3">
            <text:p>UBA-2617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63.0">
            <text:p>1963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2">
            <text:p>UBA-2617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59.0">
            <text:p>1359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3">
            <text:p>SUERC-3945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481.0">
            <text:p>248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9">
            <text:p>-2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4">
            <text:p>SUERC-3945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560.0">
            <text:p>2560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2">
            <text:p>Beta-30160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000.0">
            <text:p>200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8">
            <text:p>-0.4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3">
            <text:p>Beta-30160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720.0">
            <text:p>27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1">
            <text:p>Beta-301601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